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1. What is the time complexity of the following code :</text:span></text:p>
      <text:p text:style-name="P1"><text:span text:style-name="T2">a = 0, i = N</text:span></text:p>
      <text:p text:style-name="P1"><text:span text:style-name="T2">while i &gt; 0:</text:span></text:p>
      <text:p text:style-name="P1"><text:span text:style-name="T2">a += i</text:span></text:p>
      <text:p text:style-name="P1"><text:span text:style-name="T2">i /= 2</text:span></text:p>
      <text:p text:style-name="P1"><text:span text:style-name="T3">answer1- the time complexity of this will be O(logn) beacause i/=2</text:span></text:p>
      <text:p text:style-name="P1"><text:span text:style-name="T4"/></text:p>
      <text:p text:style-name="P1"><text:span text:style-name="T4"/></text:p>
      <text:p text:style-name="P1"><text:span text:style-name="T5">Q2 What is the time complexity of the following code</text:span><text:span text:style-name="T6"/></text:p>
      <text:p text:style-name="P1"><text:span text:style-name="T6">i = n / 2</text:span></text:p>
      <text:p text:style-name="P1"><text:span text:style-name="T6"><text:s/>while i &lt; n:</text:span></text:p>
      <text:p text:style-name="P1"><text:span text:style-name="T6"><text:s/>j = 2</text:span></text:p>
      <text:p text:style-name="P1"><text:span text:style-name="T6"><text:s/>while j &lt; n:</text:span></text:p>
      <text:p text:style-name="P1"><text:span text:style-name="T6"><text:s/>j *= 2</text:span></text:p>
      <text:p text:style-name="P1"><text:span text:style-name="T7">answer2- the time coplexity of this will be O(nlogn) because the outer loop will run n times and the inner loop will run logn times.</text:span><text:span text:style-name="T8"/></text:p>
      <text:p text:style-name="P1"><text:span text:style-name="T8"/></text:p>
      <text:p text:style-name="P1"><text:span text:style-name="T9">Q3.</text:span><text:span text:style-name="T10"/></text:p>
      <text:p text:style-name="P1"><text:span text:style-name="T10"><text:s/>count = 0;</text:span></text:p>
      <text:p text:style-name="P1"><text:span text:style-name="T10"><text:s/>i = N</text:span></text:p>
      <text:p text:style-name="P1"><text:span text:style-name="T10"><text:s/>while i &gt; 0:</text:span></text:p>
      <text:p text:style-name="P1"><text:span text:style-name="T10"><text:s/>While j &lt; i:</text:span></text:p>
      <text:p text:style-name="P1"><text:span text:style-name="T10"><text:s/>count+=1</text:span></text:p>
      <text:p text:style-name="P1"><text:span text:style-name="T10"><text:s/>i /= 2</text:span></text:p>
      <text:p text:style-name="P1"><text:span text:style-name="T11">answer-3- the time complexity of this will be O(n) because of count+=1 so it will iterate n times to complete</text:span><text:span text:style-name="T12"/></text:p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